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1" table:number-rows-spanned="2">
            <text:p>ILOŚĆ</text:p>
          </table:table-cell>
          <table:table-cell table:style-name="ce1" office:value-type="string" table:number-columns-spanned="2" table:number-rows-spanned="1">
            <text:p>CENA JEDNOSTKOWA</text:p>
          </table:table-cell>
          <table:covered-table-cell table:style-name="ce6"/>
          <table:table-cell table:style-name="ce1" office:value-type="string">
            <text:p>CAŁOŚĆ</text:p>
          </table:table-cell>
          <table:table-cell table:number-columns-repeated="1019"/>
        </table:table-row>
        <table:table-row table:style-name="ro2">
          <table:covered-table-cell table:style-name="ce2"/>
          <table:covered-table-cell table:style-name="ce2"/>
          <table:table-cell table:style-name="ce5" office:value-type="string">
            <text:p>WARTOŚĆ BEZ VAT[zł]</text:p>
          </table:table-cell>
          <table:table-cell table:style-name="ce5" office:value-type="string">
            <text:p>WARTOŚĆ Z VAT[zł]</text:p>
          </table:table-cell>
          <table:table-cell table:style-name="ce5" office:value-type="string">
            <text:p>WARTOŚĆ Z VAT[zł]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Dzierżawa łącza internetowego od firmy SEEV (umowa na 24 miesiące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60">
            <text:p>3260</text:p>
          </table:table-cell>
          <table:table-cell table:style-name="ce1" table:formula="of:=2*1.23*[.C3]" office:value-type="float" office:value="8019.6">
            <text:p>8019,6</text:p>
          </table:table-cell>
          <table:table-cell table:style-name="ce1" table:formula="of:=[.D3]" office:value-type="float" office:value="8019.6">
            <text:p>8019,6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3" table:number-rows-spanned="1">
            <text:p>SUMA</text:p>
          </table:table-cell>
          <table:covered-table-cell table:style-name="ce2"/>
          <table:covered-table-cell table:style-name="ce2"/>
          <table:table-cell table:style-name="ce2" table:formula="of:=[.D3]" office:value-type="float" office:value="8019.6">
            <text:p>8019,6</text:p>
          </table:table-cell>
          <table:table-cell table:style-name="ce2" table:formula="of:=[.E3]" office:value-type="float" office:value="8019.6">
            <text:p>8019,6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7:55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25T17:25:19</meta:creation-date>
    <meta:generator>OpenOffice.org/3.2$Linux OpenOffice.org_project/320m12$Build-9483</meta:generator>
    <dc:date>2013-05-25T17:55:20</dc:date>
    <dc:creator>Mateusz </dc:creator>
    <meta:editing-duration>PT00H18M43S</meta:editing-duration>
    <meta:editing-cycles>2</meta:editing-cycles>
    <meta:document-statistic meta:table-count="3" meta:cell-count="15" meta:object-count="0"/>
  </office:meta>
</office:document-meta>
</file>